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a4a" officeooo:paragraph-rsid="0016fa4a"/>
    </style:style>
    <style:style style:name="P2" style:family="paragraph" style:parent-style-name="Standard">
      <style:text-properties officeooo:paragraph-rsid="0016fa4a"/>
    </style:style>
    <style:style style:name="P3" style:family="paragraph" style:parent-style-name="Header">
      <style:text-properties officeooo:rsid="0018e704" officeooo:paragraph-rsid="0018e704"/>
    </style:style>
    <style:style style:name="T1" style:family="text">
      <style:text-properties officeooo:rsid="0016fa4a"/>
    </style:style>
    <style:style style:name="T2" style:family="text">
      <style:text-properties officeooo:rsid="0018e704"/>
    </style:style>
    <style:style style:name="T3" style:family="text">
      <style:text-properties officeooo:rsid="0019ec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gram 1</text:h>
      <text:p text:style-name="P1">#using while</text:p>
      <text:p text:style-name="P1"/>
      <text:p text:style-name="P1">i=0</text:p>
      <text:p text:style-name="P1">while(i&lt;=20):</text:p>
      <text:p text:style-name="P1"><text:tab/>print(i)</text:p>
      <text:p text:style-name="P1"><text:tab/>i=i+1</text:p>
      <text:p text:style-name="P1">cl102@soetcse:~/pavankumar$ python3 even.py</text:p>
      <text:p text:style-name="P1">0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6</text:p>
      <text:p text:style-name="P1">17</text:p>
      <text:p text:style-name="P1">18</text:p>
      <text:p text:style-name="P1">19</text:p>
      <text:p text:style-name="P2"><text:span text:style-name="T1">20</text:span></text:p>
      <text:h text:style-name="Heading_20_1" text:outline-level="1">program <text:span text:style-name="T3">2</text:span></text:h>
      <text:p text:style-name="P1">i=0</text:p>
      <text:p text:style-name="P1">while(i&lt;=20):</text:p>
      <text:p text:style-name="P1"><text:tab/>print(i)</text:p>
      <text:p text:style-name="P1"><text:tab/>i=i+2</text:p>
      <text:h text:style-name="Heading_20_1" text:outline-level="1">output</text:h>
      <text:p text:style-name="P1"/>
      <text:p text:style-name="P1">cl102@soetcse:~/pavankumar$ python3 even.py</text:p>
      <text:p text:style-name="P1">0</text:p>
      <text:p text:style-name="P1">2</text:p>
      <text:p text:style-name="P1">4</text:p>
      <text:p text:style-name="P1">6</text:p>
      <text:p text:style-name="P1">8</text:p>
      <text:p text:style-name="P1">10</text:p>
      <text:p text:style-name="P1">12</text:p>
      <text:p text:style-name="P1">14</text:p>
      <text:p text:style-name="P1">16</text:p>
      <text:p text:style-name="P1">18</text:p>
      <text:p text:style-name="P1"><text:soft-page-break/>20</text:p>
      <text:p text:style-name="P1"/>
      <text:h text:style-name="Heading_20_1" text:outline-level="1">program <text:span text:style-name="T3">3</text:span></text:h>
      <text:p text:style-name="P1">x=int(input("give me a number"))</text:p>
      <text:p text:style-name="P1">i=1</text:p>
      <text:p text:style-name="P1">while(i&lt;=10):</text:p>
      <text:p text:style-name="P1"><text:tab/>print(x,"x",i,"=",x*i)</text:p>
      <text:p text:style-name="P1"><text:tab/>i=i+1</text:p>
      <text:h text:style-name="Heading_20_1" text:outline-level="1">output</text:h>
      <text:p text:style-name="P1"/>
      <text:p text:style-name="P1">cl102@soetcse:~/pavankumar$ python3 tables.py</text:p>
      <text:p text:style-name="P1">give me a number5</text:p>
      <text:p text:style-name="P1">5 x 1 = 5</text:p>
      <text:p text:style-name="P1">5 x 2 = 10</text:p>
      <text:p text:style-name="P1">5 x 3 = 15</text:p>
      <text:p text:style-name="P1">5 x 4 = 20</text:p>
      <text:p text:style-name="P1">5 x 5 = 25</text:p>
      <text:p text:style-name="P1">5 x 6 = 30</text:p>
      <text:p text:style-name="P1">5 x 7 = 35</text:p>
      <text:p text:style-name="P1">5 x 8 = 40</text:p>
      <text:p text:style-name="P1">5 x 9 = 45</text:p>
      <text:p text:style-name="P1">5 x 10 = 50</text:p>
      <text:p text:style-name="P1"/>
      <text:h text:style-name="Heading_20_1" text:outline-level="1">program <text:span text:style-name="T3">4</text:span></text:h>
      <text:p text:style-name="P1">#using functions</text:p>
      <text:p text:style-name="P1">a=200</text:p>
      <text:p text:style-name="P1">b=100</text:p>
      <text:p text:style-name="P1"/>
      <text:p text:style-name="P1">#defining addition</text:p>
      <text:p text:style-name="P1">def add():</text:p>
      <text:p text:style-name="P1"><text:tab/>print("addition=",a+b)</text:p>
      <text:p text:style-name="P1"><text:tab/>return </text:p>
      <text:p text:style-name="P1">#defining subtraction</text:p>
      <text:p text:style-name="P1">def sub():</text:p>
      <text:p text:style-name="P1"><text:tab/>print("subtraction=",a-b)</text:p>
      <text:p text:style-name="P1"><text:tab/>return</text:p>
      <text:p text:style-name="P1"/>
      <text:p text:style-name="P1">def mul():</text:p>
      <text:p text:style-name="P1"><text:tab/>print("multiplication=",a*b)</text:p>
      <text:p text:style-name="P1"><text:tab/>return</text:p>
      <text:p text:style-name="P1"/>
      <text:p text:style-name="P1">def divi():</text:p>
      <text:p text:style-name="P1"><text:tab/>print("division=",a/b)</text:p>
      <text:p text:style-name="P1"><text:tab/>return</text:p>
      <text:p text:style-name="P1"/>
      <text:p text:style-name="P1"/>
      <text:p text:style-name="P1">add()#calling add() function</text:p>
      <text:p text:style-name="P1"><text:soft-page-break/>sub()#calling sub() function</text:p>
      <text:p text:style-name="P1">mul()#calling mul() function</text:p>
      <text:p text:style-name="P1">divi()#calling divi() function</text:p>
      <text:p text:style-name="P1"/>
      <text:h text:style-name="Heading_20_1" text:outline-level="1">output</text:h>
      <text:p text:style-name="P1">cl102@soetcse:~/pavankumar$ python3 functions.py</text:p>
      <text:p text:style-name="P1">addition= 300</text:p>
      <text:p text:style-name="P1">subtraction= 100</text:p>
      <text:p text:style-name="P1">multiplication= 20000</text:p>
      <text:p text:style-name="P1">division= 2.0</text:p>
      <text:p text:style-name="P1"/>
      <text:h text:style-name="Heading_20_1" text:outline-level="1">program <text:span text:style-name="T3">5</text:span></text:h>
      <text:p text:style-name="P1">i=int(input("enter value of i: "))</text:p>
      <text:p text:style-name="P1">j=int(input("enter value of j: "))</text:p>
      <text:p text:style-name="P1">o=input("what do you want to do? +,-,x,/: ")</text:p>
      <text:p text:style-name="P1"/>
      <text:p text:style-name="P1">def add():</text:p>
      <text:p text:style-name="P1"><text:tab/>return i+j</text:p>
      <text:p text:style-name="P1">def sub():</text:p>
      <text:p text:style-name="P1"><text:tab/>return i-j</text:p>
      <text:p text:style-name="P1">def mul():</text:p>
      <text:p text:style-name="P1"><text:tab/>return i*j</text:p>
      <text:p text:style-name="P1">def div():</text:p>
      <text:p text:style-name="P1"><text:tab/>return i/j</text:p>
      <text:p text:style-name="P1"/>
      <text:p text:style-name="P1">if (o=='+'):</text:p>
      <text:p text:style-name="P1"><text:s text:c="3"/>print("addition=",add())</text:p>
      <text:p text:style-name="P1">elif(o=='-'):</text:p>
      <text:p text:style-name="P1"><text:s text:c="3"/>print("subtraction=",sub())</text:p>
      <text:p text:style-name="P1">elif(O=='*'):</text:p>
      <text:p text:style-name="P1"><text:s text:c="3"/>print("multiplication=",mul())</text:p>
      <text:p text:style-name="P1">elif(o=='/'):</text:p>
      <text:p text:style-name="P1"><text:s text:c="3"/>print("division=",div())</text:p>
      <text:h text:style-name="Heading_20_1" text:outline-level="1">output</text:h>
      <text:p text:style-name="P1">cl102@soetcse:~/pavankumar$ python3 calsy.py</text:p>
      <text:p text:style-name="P1">enter value of i: 24</text:p>
      <text:p text:style-name="P1">enter value of j: 32</text:p>
      <text:p text:style-name="P1">what do you want to do? +,-,x,/: +</text:p>
      <text:p text:style-name="P1">addition= 56</text:p>
      <text:p text:style-name="P1">cl102@soetcse:~/pavankumar$ python3 calsy.py</text:p>
      <text:p text:style-name="P1">enter value of i: 24</text:p>
      <text:p text:style-name="P1">enter value of j: 23</text:p>
      <text:p text:style-name="P1">what do you want to do? +,-,x,/: -</text:p>
      <text:p text:style-name="P1">subtraction= 1</text:p>
      <text:p text:style-name="P1">cl102@soetcse:~/pavankumar$ python3 calsy.py</text:p>
      <text:p text:style-name="P1">enter value of i: 34</text:p>
      <text:p text:style-name="P1">enter value of j: 23</text:p>
      <text:p text:style-name="P1"><text:soft-page-break/>what do you want to do? +,-,*,/: *</text:p>
      <text:p text:style-name="P1">multiplication= 782</text:p>
      <text:p text:style-name="P1">cl102@soetcse:~/pavankumar$ python3 calsy.py</text:p>
      <text:p text:style-name="P1">enter value of i: 34 </text:p>
      <text:p text:style-name="P1">enter value of j: 2</text:p>
      <text:p text:style-name="P1">what do you want to do? +,-,*,/: /</text:p>
      <text:p text:style-name="P1">division= 17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e704" officeooo:paragraph-rsid="0018e704"/>
    </style:style>
    <style:style style:name="MT1" style:family="text">
      <style:text-properties officeooo:rsid="0018e7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><text:span text:style-name="MT1">P</text:span>ythonlab <text:s text:c="104"/><text:span text:style-name="MT1">P</text:span>aruchuripavankumar</text:p>
        <text:p text:style-name="MP1"><text:s text:c="123"/>ECE cl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3:57:22.090232524</meta:creation-date>
    <dc:date>2018-09-28T14:22:49.469709624</dc:date>
    <meta:editing-duration>PT4M46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4" meta:paragraph-count="136" meta:word-count="313" meta:character-count="2136" meta:non-whitespace-character-count="1700"/>
  </office:meta>
</office:document-meta>
</file>